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ard-title">
      <style:graphic-properties draw:auto-grow-height="true" fo:min-height="3.506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>
        <draw:frame presentation:style-name="pr1" draw:layer="layout" svg:width="25.199cm" svg:height="3.506cm" svg:x="1.4cm" svg:y="0.837cm" presentation:class="title">
          <draw:text-box>
            <text:p>Svg</text:p>
          </draw:text-box>
        </draw:frame>
        <draw:frame draw:style-name="gr1" draw:layer="layout" svg:width="4.723cm" svg:height="0.962cm" svg:x="3.6cm" svg:y="6.2cm">
          <draw:text-box>
            <text:p>Roland Jansen</text:p>
          </draw:text-box>
        </draw:frame>
        <draw:frame draw:style-name="gr2" draw:layer="layout" svg:width="4.621cm" svg:height="0.962cm" svg:x="11.8cm" svg:y="12cm">
          <draw:text-box>
            <text:p>Eduard Drenth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elkom</text:p>
              </text:list-item>
              <text:list-item>
                <text:p>Achtergronden</text:p>
              </text:list-item>
              <text:list-item>
                <text:p>Vector ↔ bitmap</text:p>
              </text:list-item>
              <text:list-item>
                <text:p>Inkscape</text:p>
              </text:list-item>
              <text:list-item>
                <text:p>Animatie</text:p>
              </text:list-item>
              <text:list-item>
                <text:p>Scripten</text:p>
              </text:list-item>
              <text:list-item>
                <text:p>(Java) integrati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draw:frame presentation:style-name="pr3" draw:layer="layout" svg:width="25.199cm" svg:height="3.506cm" svg:x="1.4cm" svg:y="0.837cm" presentation:class="title">
          <draw:text-box>
            <text:p>Achtergrond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3 standaard</text:p>
              </text:list-item>
              <text:list-item>
                <text:p>Adobe</text:p>
              </text:list-item>
              <text:list-item>
                <text:p>Html5</text:p>
              </text:list-item>
              <text:list-item>
                <text:p>Browserondersteun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Vector ↔ bitmap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nkscap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mo</text:p>
              </text:list-item>
              <text:list-item>
                <text:p>Oefen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Animati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mo</text:p>
              </text:list-item>
              <text:list-item>
                <text:p>Oefen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cripte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mo</text:p>
              </text:list-item>
              <text:list-item>
                <text:p>Oefen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(Java) integrati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tik</text:p>
              </text:list-item>
              <text:list-item>
                <text:p>Maven</text:p>
              </text:list-item>
              <text:list-item>
                <text:p>Itext</text:p>
              </text:list-item>
              <text:list-item>
                <text:p>Ghostscrip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Bedank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getal&gt;</text:page-number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 Drenth</meta:initial-creator>
    <meta:creation-date>2015-02-09T17:43:33.729954005</meta:creation-date>
    <dc:date>2015-02-09T18:06:38.652640132</dc:date>
    <dc:creator>Eduard Drenth</dc:creator>
    <meta:editing-duration>PT18M18S</meta:editing-duration>
    <meta:editing-cycles>12</meta:editing-cycles>
    <meta:generator>LibreOffice/4.2.7.2$Linux_X86_64 LibreOffice_project/420m0$Build-2</meta:generator>
    <meta:document-statistic meta:object-count="58"/>
  </office:meta>
</office:document-meta>
</file>